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5">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7">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Normal" style:master-page-name="MPF0" style:family="paragraph">
      <style:paragraph-properties fo:break-before="page" style:page-number="0"/>
    </style:style>
    <style:style style:name="TableColumn6" style:family="table-column">
      <style:table-column-properties style:column-width="5.0319in"/>
    </style:style>
    <style:style style:name="Table5" style:family="table">
      <style:table-properties style:width="5.0319in" style:rel-width="80%" fo:margin-left="0in" table:align="left"/>
    </style:style>
    <style:style style:name="TableRow7" style:family="table-row">
      <style:table-row-properties/>
    </style:style>
    <style:style style:name="TableCell8" style:family="table-cell">
      <style:table-cell-properties fo:border-top="none" fo:border-left="0.0208in solid #4472C4" fo:border-bottom="none" fo:border-right="none" style:writing-mode="lr-tb" fo:padding-top="0.15in" fo:padding-left="0.0798in" fo:padding-bottom="0.15in" fo:padding-right="0.0798in"/>
    </style:style>
    <style:style style:name="T9" style:parent-style-name="Policepardéfaut" style:family="text">
      <style:text-properties fo:color="#2F5496" fo:font-size="12pt" style:font-size-asian="12pt" style:font-size-complex="12pt"/>
    </style:style>
    <style:style style:name="TableRow10" style:family="table-row">
      <style:table-row-properties/>
    </style:style>
    <style:style style:name="TableCell11" style:family="table-cell">
      <style:table-cell-properties fo:border-top="none" fo:border-left="0.0208in solid #4472C4" fo:border-bottom="none" fo:border-right="none" style:writing-mode="lr-tb" fo:padding-top="0in" fo:padding-left="0.1in" fo:padding-bottom="0in" fo:padding-right="0.0798in"/>
    </style:style>
    <style:style style:name="P12" style:parent-style-name="Sansinterligne" style:family="paragraph">
      <style:paragraph-properties fo:line-height="90%"/>
    </style:style>
    <style:style style:name="T13" style:parent-style-name="Policepardéfaut" style:family="text">
      <style:text-properties style:font-name="Calibri Light" fo:color="#4472C4" fo:font-size="44pt" style:font-size-asian="44pt" style:font-size-complex="44pt"/>
    </style:style>
    <style:style style:name="TableRow14" style:family="table-row">
      <style:table-row-properties/>
    </style:style>
    <style:style style:name="TableCell15" style:family="table-cell">
      <style:table-cell-properties fo:border-top="none" fo:border-left="0.0208in solid #4472C4" fo:border-bottom="none" fo:border-right="none" style:writing-mode="lr-tb" fo:padding-top="0.15in" fo:padding-left="0.0798in" fo:padding-bottom="0.15in" fo:padding-right="0.0798in"/>
    </style:style>
    <style:style style:name="P16" style:parent-style-name="Sansinterligne" style:family="paragraph">
      <style:text-properties fo:color="#2F5496" fo:font-size="12pt" style:font-size-asian="12pt"/>
    </style:style>
    <style:style style:name="P17" style:parent-style-name="Normal" style:family="paragraph">
      <style:paragraph-properties fo:margin-bottom="0in"/>
      <style:text-properties text:display="none"/>
    </style:style>
    <style:style style:name="TableColumn19" style:family="table-column">
      <style:table-column-properties style:column-width="4.8597in"/>
    </style:style>
    <style:style style:name="Table18" style:family="table">
      <style:table-properties style:width="4.8597in" style:rel-width="77.14%" fo:margin-left="0in" table:align="left"/>
    </style:style>
    <style:style style:name="TableRow20" style:family="table-row">
      <style:table-row-properties/>
    </style:style>
    <style:style style:name="TableCell21" style:family="table-cell">
      <style:table-cell-properties fo:border="none" style:writing-mode="lr-tb" fo:padding-top="0.15in" fo:padding-left="0.0798in" fo:padding-bottom="0.15in" fo:padding-right="0.0798in"/>
    </style:style>
    <style:style style:name="T22" style:parent-style-name="Policepardéfaut" style:family="text">
      <style:text-properties fo:color="#4472C4" style:font-size-complex="14pt"/>
    </style:style>
    <style:style style:name="T23" style:parent-style-name="Policepardéfaut" style:family="text">
      <style:text-properties fo:color="#4472C4" style:font-size-complex="14pt"/>
    </style:style>
    <style:style style:name="P24" style:parent-style-name="Sansinterligne" style:family="paragraph">
      <style:text-properties fo:color="#4472C4"/>
    </style:style>
    <style:style style:name="P25" style:parent-style-name="Normal" style:family="paragraph">
      <style:paragraph-properties fo:break-before="page"/>
    </style:style>
    <style:style style:name="P26" style:parent-style-name="TM1" style:family="paragraph">
      <style:paragraph-properties>
        <style:tab-stops>
          <style:tab-stop style:type="right" style:leader-style="dotted" style:leader-text="." style:position="6.293in"/>
        </style:tab-stops>
      </style:paragraph-properties>
    </style:style>
    <style:style style:name="P27"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28" style:parent-style-name="Policepardéfaut" style:family="text">
      <style:text-properties style:font-name-asian="Times New Roman" fo:font-size="12pt" style:font-size-asian="12pt" style:font-size-complex="12pt" style:language-asian="fr" style:country-asian="FR"/>
    </style:style>
    <style:style style:name="P2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30" style:parent-style-name="Policepardéfaut" style:family="text">
      <style:text-properties style:font-name-asian="Times New Roman" fo:font-size="12pt" style:font-size-asian="12pt" style:font-size-complex="12pt" style:language-asian="fr" style:country-asian="FR"/>
    </style:style>
    <style:style style:name="P31"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2" style:parent-style-name="Policepardéfaut" style:family="text">
      <style:text-properties style:font-name-asian="Times New Roman" fo:font-size="12pt" style:font-size-asian="12pt" style:font-size-complex="12pt" style:language-asian="fr" style:country-asian="FR"/>
    </style:style>
    <style:style style:name="P33"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4" style:parent-style-name="Policepardéfaut" style:family="text">
      <style:text-properties style:font-name-asian="Times New Roman" fo:font-size="12pt" style:font-size-asian="12pt" style:font-size-complex="12pt" style:language-asian="fr" style:country-asian="FR"/>
    </style:style>
    <style:style style:name="P35" style:parent-style-name="TM1" style:family="paragraph">
      <style:paragraph-properties>
        <style:tab-stops>
          <style:tab-stop style:type="right" style:leader-style="dotted" style:leader-text="." style:position="6.293in"/>
        </style:tab-stops>
      </style:paragraph-properties>
    </style:style>
    <style:style style:name="T36" style:parent-style-name="Lienhypertexte" style:family="text">
      <style:text-properties style:language-asian="fr" style:country-asian="FR"/>
    </style:style>
    <style:style style:name="P37"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38" style:parent-style-name="Lienhypertexte" style:family="text">
      <style:text-properties style:language-asian="fr" style:country-asian="FR"/>
    </style:style>
    <style:style style:name="T39" style:parent-style-name="Policepardéfaut" style:family="text">
      <style:text-properties style:font-name-asian="Times New Roman" fo:font-size="12pt" style:font-size-asian="12pt" style:font-size-complex="12pt" style:language-asian="fr" style:country-asian="FR"/>
    </style:style>
    <style:style style:name="T40" style:parent-style-name="Lienhypertexte" style:family="text">
      <style:text-properties style:language-asian="fr" style:country-asian="FR"/>
    </style:style>
    <style:style style:name="P41"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42" style:parent-style-name="Lienhypertexte" style:family="text">
      <style:text-properties style:language-asian="fr" style:country-asian="FR"/>
    </style:style>
    <style:style style:name="T43" style:parent-style-name="Policepardéfaut" style:family="text">
      <style:text-properties style:font-name-asian="Times New Roman" fo:font-size="12pt" style:font-size-asian="12pt" style:font-size-complex="12pt" style:language-asian="fr" style:country-asian="FR"/>
    </style:style>
    <style:style style:name="T44" style:parent-style-name="Lienhypertexte" style:family="text">
      <style:text-properties style:language-asian="fr" style:country-asian="FR"/>
    </style:style>
    <style:style style:name="P45"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46" style:parent-style-name="Lienhypertexte" style:family="text">
      <style:text-properties style:language-asian="fr" style:country-asian="FR"/>
    </style:style>
    <style:style style:name="T47" style:parent-style-name="Policepardéfaut" style:family="text">
      <style:text-properties style:font-name-asian="Times New Roman" fo:font-size="12pt" style:font-size-asian="12pt" style:font-size-complex="12pt" style:language-asian="fr" style:country-asian="FR"/>
    </style:style>
    <style:style style:name="T48" style:parent-style-name="Lienhypertexte" style:family="text">
      <style:text-properties style:language-asian="fr" style:country-asian="FR"/>
    </style:style>
    <style:style style:name="P49"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50" style:parent-style-name="Lienhypertexte" style:family="text">
      <style:text-properties style:language-asian="fr" style:country-asian="FR"/>
    </style:style>
    <style:style style:name="T51" style:parent-style-name="Policepardéfaut" style:family="text">
      <style:text-properties style:font-name-asian="Times New Roman" fo:font-size="12pt" style:font-size-asian="12pt" style:font-size-complex="12pt" style:language-asian="fr" style:country-asian="FR"/>
    </style:style>
    <style:style style:name="T52" style:parent-style-name="Lienhypertexte" style:family="text">
      <style:text-properties style:language-asian="fr" style:country-asian="FR"/>
    </style:style>
    <style:style style:name="P53"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54" style:parent-style-name="Lienhypertexte" style:family="text">
      <style:text-properties style:language-asian="fr" style:country-asian="FR"/>
    </style:style>
    <style:style style:name="T55" style:parent-style-name="Policepardéfaut" style:family="text">
      <style:text-properties style:font-name-asian="Times New Roman" fo:font-size="12pt" style:font-size-asian="12pt" style:font-size-complex="12pt" style:language-asian="fr" style:country-asian="FR"/>
    </style:style>
    <style:style style:name="T56" style:parent-style-name="Lienhypertexte" style:family="text">
      <style:text-properties style:language-asian="fr" style:country-asian="FR"/>
    </style:style>
    <style:style style:name="P57"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58" style:parent-style-name="Lienhypertexte" style:family="text">
      <style:text-properties style:language-asian="fr" style:country-asian="FR"/>
    </style:style>
    <style:style style:name="T59" style:parent-style-name="Policepardéfaut" style:family="text">
      <style:text-properties style:font-name-asian="Times New Roman" fo:font-size="12pt" style:font-size-asian="12pt" style:font-size-complex="12pt" style:language-asian="fr" style:country-asian="FR"/>
    </style:style>
    <style:style style:name="T60" style:parent-style-name="Lienhypertexte" style:family="text">
      <style:text-properties style:language-asian="fr" style:country-asian="FR"/>
    </style:style>
    <style:style style:name="P61"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62" style:parent-style-name="Lienhypertexte" style:family="text">
      <style:text-properties style:language-asian="fr" style:country-asian="FR"/>
    </style:style>
    <style:style style:name="T63" style:parent-style-name="Policepardéfaut" style:family="text">
      <style:text-properties style:font-name-asian="Times New Roman" fo:font-size="12pt" style:font-size-asian="12pt" style:font-size-complex="12pt" style:language-asian="fr" style:country-asian="FR"/>
    </style:style>
    <style:style style:name="T64" style:parent-style-name="Lienhypertexte" style:family="text">
      <style:text-properties style:language-asian="fr" style:country-asian="FR"/>
    </style:style>
    <style:style style:name="P65"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66" style:parent-style-name="Lienhypertexte" style:family="text">
      <style:text-properties style:language-asian="fr" style:country-asian="FR"/>
    </style:style>
    <style:style style:name="T67" style:parent-style-name="Policepardéfaut" style:family="text">
      <style:text-properties style:font-name-asian="Times New Roman" fo:font-size="12pt" style:font-size-asian="12pt" style:font-size-complex="12pt" style:language-asian="fr" style:country-asian="FR"/>
    </style:style>
    <style:style style:name="T68" style:parent-style-name="Lienhypertexte" style:family="text">
      <style:text-properties style:language-asian="fr" style:country-asian="FR"/>
    </style:style>
    <style:style style:name="P69" style:parent-style-name="Normal" style:family="paragraph">
      <style:paragraph-properties fo:break-before="page"/>
    </style:style>
    <style:style style:name="P70" style:parent-style-name="Titre1" style:family="paragraph">
      <style:paragraph-properties fo:text-align="center"/>
    </style:style>
    <style:style style:name="TableColumn72" style:family="table-column">
      <style:table-column-properties style:column-width="3.1465in"/>
    </style:style>
    <style:style style:name="TableColumn73" style:family="table-column">
      <style:table-column-properties style:column-width="3.1465in"/>
    </style:style>
    <style:style style:name="Table71" style:family="table">
      <style:table-properties style:width="6.293in" fo:margin-left="0in" table:align="left"/>
    </style:style>
    <style:style style:name="TableRow74" style:family="table-row">
      <style:table-row-properties/>
    </style:style>
    <style:style style:name="TableCell7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76" style:parent-style-name="Normal" style:family="paragraph">
      <style:paragraph-properties fo:text-align="center"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Row79" style:family="table-row">
      <style:table-row-properties/>
    </style:style>
    <style:style style:name="TableCell80"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81" style:parent-style-name="Normal" style:family="paragraph">
      <style:paragraph-properties fo:text-align="center"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Row84" style:family="table-row">
      <style:table-row-properties/>
    </style:style>
    <style:style style:name="TableCell8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86" style:parent-style-name="Normal" style:family="paragraph">
      <style:paragraph-properties fo:text-align="center"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ableRow89" style:family="table-row">
      <style:table-row-properties/>
    </style:style>
    <style:style style:name="TableCell90"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91" style:parent-style-name="Normal" style:family="paragraph">
      <style:paragraph-properties fo:text-align="center"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96" style:parent-style-name="Normal" style:family="paragraph">
      <style:paragraph-properties fo:text-align="center"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P99" style:parent-style-name="Titre2" style:list-style-name="LFO1" style:family="paragraph"/>
    <style:style style:name="P100" style:parent-style-name="Titre2" style:list-style-name="LFO1" style:family="paragraph"/>
    <style:style style:name="P101" style:parent-style-name="Titre3" style:list-style-name="LFO2" style:family="paragraph"/>
    <style:style style:name="TableColumn103" style:family="table-column">
      <style:table-column-properties style:column-width="3.1465in"/>
    </style:style>
    <style:style style:name="TableColumn104" style:family="table-column">
      <style:table-column-properties style:column-width="3.1465in"/>
    </style:style>
    <style:style style:name="Table102" style:family="table">
      <style:table-properties style:width="6.293in" fo:margin-left="0in" table:align="left"/>
    </style:style>
    <style:style style:name="TableRow105" style:family="table-row">
      <style:table-row-properties/>
    </style:style>
    <style:style style:name="TableCell106"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07" style:parent-style-name="Normal" style:family="paragraph">
      <style:paragraph-properties fo:text-align="center" fo:margin-bottom="0in" fo:line-height="100%"/>
    </style:style>
    <style:style style:name="TableCell108"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09" style:parent-style-name="Normal" style:family="paragraph">
      <style:paragraph-properties fo:text-align="center"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P120" style:parent-style-name="Titre3" style:list-style-name="LFO2" style:family="paragraph"/>
    <style:style style:name="T121" style:parent-style-name="Policepardéfaut" style:family="text">
      <style:text-properties fo:background-color="#FF0000"/>
    </style:style>
    <style:style style:name="T122" style:parent-style-name="Policepardéfaut" style:family="text">
      <style:text-properties fo:font-style="italic" style:font-style-asian="italic" style:font-style-complex="italic"/>
    </style:style>
    <style:style style:name="TableColumn124" style:family="table-column">
      <style:table-column-properties style:column-width="3.1465in"/>
    </style:style>
    <style:style style:name="TableColumn125" style:family="table-column">
      <style:table-column-properties style:column-width="3.1465in"/>
    </style:style>
    <style:style style:name="Table123" style:family="table">
      <style:table-properties style:width="6.293in" fo:margin-left="0in" table:align="left"/>
    </style:style>
    <style:style style:name="TableRow126" style:family="table-row">
      <style:table-row-properties/>
    </style:style>
    <style:style style:name="TableCell127"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28" style:parent-style-name="Normal" style:family="paragraph">
      <style:paragraph-properties fo:text-align="center" fo:margin-bottom="0in" fo:line-height="100%"/>
    </style:style>
    <style:style style:name="TableCell129"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30" style:parent-style-name="Normal" style:family="paragraph">
      <style:paragraph-properties fo:text-align="center" fo:margin-bottom="0in" fo:line-height="100%"/>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P146" style:parent-style-name="Normal" style:family="paragraph">
      <style:text-properties style:language-asian="fr" style:country-asian="FR"/>
    </style:style>
    <style:style style:name="P147" style:parent-style-name="Normal" style:family="paragraph">
      <style:text-properties style:language-asian="fr" style:country-asian="FR"/>
    </style:style>
    <style:style style:name="TableColumn149" style:family="table-column">
      <style:table-column-properties style:column-width="3.1465in"/>
    </style:style>
    <style:style style:name="TableColumn150" style:family="table-column">
      <style:table-column-properties style:column-width="3.1465in"/>
    </style:style>
    <style:style style:name="Table148" style:family="table">
      <style:table-properties style:width="6.293in" fo:margin-left="0in" table:align="left"/>
    </style:style>
    <style:style style:name="TableRow151" style:family="table-row">
      <style:table-row-properties/>
    </style:style>
    <style:style style:name="TableCell152"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53" style:parent-style-name="Normal" style:family="paragraph">
      <style:paragraph-properties fo:text-align="center" fo:margin-bottom="0in" fo:line-height="100%"/>
    </style:style>
    <style:style style:name="TableCell154"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55" style:parent-style-name="Normal" style:family="paragraph">
      <style:paragraph-properties fo:text-align="center" fo:margin-bottom="0in" fo:line-height="100%"/>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P166" style:parent-style-name="Normal" style:family="paragraph">
      <style:text-properties style:language-asian="fr" style:country-asian="FR"/>
    </style:style>
    <style:style style:name="T167" style:parent-style-name="Policepardéfaut" style:family="text">
      <style:text-properties fo:background-color="#FF0000" style:language-asian="fr" style:country-asian="FR"/>
    </style:style>
    <style:style style:name="T168" style:parent-style-name="Policepardéfaut" style:family="text">
      <style:text-properties style:language-asian="fr" style:country-asian="FR"/>
    </style:style>
    <style:style style:name="T169" style:parent-style-name="Policepardéfaut" style:family="text">
      <style:text-properties fo:font-style="italic" style:font-style-asian="italic" style:font-style-complex="italic" style:language-asian="fr" style:country-asian="FR"/>
    </style:style>
    <style:style style:name="P170" style:parent-style-name="Normal" style:family="paragraph">
      <style:text-properties style:language-asian="fr" style:country-asian="FR"/>
    </style:style>
    <style:style style:name="TableColumn172" style:family="table-column">
      <style:table-column-properties style:column-width="3.1465in"/>
    </style:style>
    <style:style style:name="TableColumn173" style:family="table-column">
      <style:table-column-properties style:column-width="3.1465in"/>
    </style:style>
    <style:style style:name="Table171" style:family="table">
      <style:table-properties style:width="6.293in" fo:margin-left="0in" table:align="left"/>
    </style:style>
    <style:style style:name="TableRow174" style:family="table-row">
      <style:table-row-properties/>
    </style:style>
    <style:style style:name="TableCell17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76" style:parent-style-name="Normal" style:family="paragraph">
      <style:paragraph-properties fo:text-align="center" fo:margin-bottom="0in" fo:line-height="100%"/>
    </style:style>
    <style:style style:name="TableCell177"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178" style:parent-style-name="Normal" style:family="paragraph">
      <style:paragraph-properties fo:text-align="center"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P194" style:parent-style-name="Normal" style:family="paragraph">
      <style:text-properties style:language-asian="fr" style:country-asian="FR"/>
    </style:style>
    <style:style style:name="T195" style:parent-style-name="Policepardéfaut" style:family="text">
      <style:text-properties fo:background-color="#FF0000" style:language-asian="fr" style:country-asian="FR"/>
    </style:style>
    <style:style style:name="T196" style:parent-style-name="Policepardéfaut" style:family="text">
      <style:text-properties style:language-asian="fr" style:country-asian="FR"/>
    </style:style>
    <style:style style:name="T197" style:parent-style-name="Policepardéfaut" style:family="text">
      <style:text-properties fo:font-style="italic" style:font-style-asian="italic" style:font-style-complex="italic" style:language-asian="fr" style:country-asian="FR"/>
    </style:style>
    <style:style style:name="P198" style:parent-style-name="Normal" style:family="paragraph">
      <style:text-properties style:language-asian="fr" style:country-asian="FR"/>
    </style:style>
    <style:style style:name="TableColumn200" style:family="table-column">
      <style:table-column-properties style:column-width="3.1465in"/>
    </style:style>
    <style:style style:name="TableColumn201" style:family="table-column">
      <style:table-column-properties style:column-width="3.1465in"/>
    </style:style>
    <style:style style:name="Table199" style:family="table">
      <style:table-properties style:width="6.293in" fo:margin-left="0in" table:align="left"/>
    </style:style>
    <style:style style:name="TableRow202" style:family="table-row">
      <style:table-row-properties/>
    </style:style>
    <style:style style:name="TableCell203"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04" style:parent-style-name="Normal" style:family="paragraph">
      <style:paragraph-properties fo:text-align="center" fo:margin-bottom="0in" fo:line-height="100%"/>
    </style:style>
    <style:style style:name="TableCell20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06" style:parent-style-name="Normal" style:family="paragraph">
      <style:paragraph-properties fo:text-align="center" fo:margin-bottom="0in" fo:line-height="100%"/>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P222" style:parent-style-name="Normal" style:family="paragraph">
      <style:text-properties style:language-asian="fr" style:country-asian="FR"/>
    </style:style>
    <style:style style:name="P223" style:parent-style-name="Normal" style:family="paragraph">
      <style:text-properties style:language-asian="fr" style:country-asian="FR"/>
    </style:style>
    <style:style style:name="P224" style:parent-style-name="Titre1" style:family="paragraph">
      <style:paragraph-properties fo:text-align="center"/>
      <style:text-properties style:language-asian="fr" style:country-asian="FR"/>
    </style:style>
    <style:style style:name="P225" style:parent-style-name="Titre2" style:list-style-name="LFO3" style:family="paragraph">
      <style:text-properties style:language-asian="fr" style:country-asian="FR"/>
    </style:style>
    <style:style style:name="P226" style:parent-style-name="Normal" style:family="paragraph">
      <style:text-properties style:language-asian="fr" style:country-asian="FR"/>
    </style:style>
    <style:style style:name="P227" style:parent-style-name="Normal" style:family="paragraph">
      <style:text-properties style:language-asian="fr" style:country-asian="FR"/>
    </style:style>
    <style:style style:name="P228" style:parent-style-name="Titre3" style:list-style-name="LFO4" style:family="paragraph">
      <style:text-properties style:language-asian="fr" style:country-asian="FR"/>
    </style:style>
    <style:style style:name="T229" style:parent-style-name="Policepardéfaut" style:family="text">
      <style:text-properties fo:background-color="#008000" style:language-asian="fr" style:country-asian="FR"/>
    </style:style>
    <style:style style:name="T230" style:parent-style-name="Policepardéfaut" style:family="text">
      <style:text-properties style:language-asian="fr" style:country-asian="FR"/>
    </style:style>
    <style:style style:name="T231" style:parent-style-name="Policepardéfaut" style:family="text">
      <style:text-properties fo:font-style="italic" style:font-style-asian="italic" style:font-style-complex="italic" style:language-asian="fr" style:country-asian="FR"/>
    </style:style>
    <style:style style:name="TableColumn233" style:family="table-column">
      <style:table-column-properties style:column-width="3.1465in"/>
    </style:style>
    <style:style style:name="TableColumn234" style:family="table-column">
      <style:table-column-properties style:column-width="3.1465in"/>
    </style:style>
    <style:style style:name="Table232" style:family="table">
      <style:table-properties style:width="6.293in" fo:margin-left="0in" table:align="left"/>
    </style:style>
    <style:style style:name="TableRow235" style:family="table-row">
      <style:table-row-properties/>
    </style:style>
    <style:style style:name="TableCell236"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37" style:parent-style-name="Normal" style:family="paragraph">
      <style:paragraph-properties fo:text-align="center" fo:margin-bottom="0in" fo:line-height="100%"/>
    </style:style>
    <style:style style:name="TableCell238"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39" style:parent-style-name="Normal" style:family="paragraph">
      <style:paragraph-properties fo:text-align="center" fo:margin-bottom="0in" fo:line-height="100%"/>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P255" style:parent-style-name="Normal" style:family="paragraph">
      <style:text-properties style:language-asian="fr" style:country-asian="FR"/>
    </style:style>
    <style:style style:name="P256" style:parent-style-name="Normal" style:family="paragraph">
      <style:text-properties style:language-asian="fr" style:country-asian="FR"/>
    </style:style>
    <style:style style:name="T257" style:parent-style-name="Policepardéfaut" style:family="text">
      <style:text-properties fo:background-color="#FF0000" style:language-asian="fr" style:country-asian="FR"/>
    </style:style>
    <style:style style:name="T258" style:parent-style-name="Policepardéfaut" style:family="text">
      <style:text-properties style:language-asian="fr" style:country-asian="FR"/>
    </style:style>
    <style:style style:name="T259" style:parent-style-name="Policepardéfaut" style:family="text">
      <style:text-properties fo:font-style="italic" style:font-style-asian="italic" style:font-style-complex="italic" style:language-asian="fr" style:country-asian="FR"/>
    </style:style>
    <style:style style:name="TableColumn261" style:family="table-column">
      <style:table-column-properties style:column-width="3.1465in"/>
    </style:style>
    <style:style style:name="TableColumn262" style:family="table-column">
      <style:table-column-properties style:column-width="3.1465in"/>
    </style:style>
    <style:style style:name="Table260" style:family="table">
      <style:table-properties style:width="6.293in" fo:margin-left="0in" table:align="left"/>
    </style:style>
    <style:style style:name="TableRow263" style:family="table-row">
      <style:table-row-properties/>
    </style:style>
    <style:style style:name="TableCell264"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65" style:parent-style-name="Normal" style:family="paragraph">
      <style:paragraph-properties fo:text-align="center" fo:margin-bottom="0in" fo:line-height="100%"/>
    </style:style>
    <style:style style:name="TableCell266"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67" style:parent-style-name="Normal" style:family="paragraph">
      <style:paragraph-properties fo:text-align="center" fo:margin-bottom="0in" fo:line-height="100%"/>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style>
    <style:style style:name="P293" style:parent-style-name="Titre3" style:family="paragraph">
      <style:text-properties style:language-asian="fr" style:country-asian="FR"/>
    </style:style>
    <style:style style:name="TableColumn295" style:family="table-column">
      <style:table-column-properties style:column-width="3.1465in"/>
    </style:style>
    <style:style style:name="TableColumn296" style:family="table-column">
      <style:table-column-properties style:column-width="3.1465in"/>
    </style:style>
    <style:style style:name="Table294" style:family="table">
      <style:table-properties style:width="6.293in" fo:margin-left="0in" table:align="left"/>
    </style:style>
    <style:style style:name="TableRow297" style:family="table-row">
      <style:table-row-properties/>
    </style:style>
    <style:style style:name="TableCell298"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299" style:parent-style-name="Normal" style:family="paragraph">
      <style:paragraph-properties fo:text-align="center" fo:margin-bottom="0in" fo:line-height="100%"/>
    </style:style>
    <style:style style:name="TableCell300"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01" style:parent-style-name="Normal" style:family="paragraph">
      <style:paragraph-properties fo:text-align="center" fo:margin-bottom="0in" fo:line-height="100%"/>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style>
    <style:style style:name="P317" style:parent-style-name="Normal" style:family="paragraph">
      <style:text-properties style:language-asian="fr" style:country-asian="FR"/>
    </style:style>
    <style:style style:name="P318" style:parent-style-name="Titre2" style:list-style-name="LFO3" style:family="paragraph">
      <style:text-properties style:language-asian="fr" style:country-asian="FR"/>
    </style:style>
    <style:style style:name="P319" style:parent-style-name="Normal" style:family="paragraph">
      <style:text-properties style:language-asian="fr" style:country-asian="FR"/>
    </style:style>
    <style:style style:name="P320" style:parent-style-name="Titre3" style:list-style-name="LFO5" style:family="paragraph">
      <style:text-properties style:language-asian="fr" style:country-asian="FR"/>
    </style:style>
    <style:style style:name="T321" style:parent-style-name="Policepardéfaut" style:family="text">
      <style:text-properties fo:background-color="#008000" style:language-asian="fr" style:country-asian="FR"/>
    </style:style>
    <style:style style:name="T322" style:parent-style-name="Policepardéfaut" style:family="text">
      <style:text-properties style:language-asian="fr" style:country-asian="FR"/>
    </style:style>
    <style:style style:name="T323" style:parent-style-name="Policepardéfaut" style:family="text">
      <style:text-properties fo:font-style="italic" style:font-style-asian="italic" style:font-style-complex="italic" style:language-asian="fr" style:country-asian="FR"/>
    </style:style>
    <style:style style:name="TableColumn325" style:family="table-column">
      <style:table-column-properties style:column-width="3.1465in"/>
    </style:style>
    <style:style style:name="TableColumn326" style:family="table-column">
      <style:table-column-properties style:column-width="3.1465in"/>
    </style:style>
    <style:style style:name="Table324" style:family="table">
      <style:table-properties style:width="6.293in" fo:margin-left="0in" table:align="left"/>
    </style:style>
    <style:style style:name="TableRow327" style:family="table-row">
      <style:table-row-properties/>
    </style:style>
    <style:style style:name="TableCell328"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29" style:parent-style-name="Normal" style:family="paragraph">
      <style:paragraph-properties fo:text-align="center" fo:margin-bottom="0in" fo:line-height="100%"/>
    </style:style>
    <style:style style:name="TableCell330"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31" style:parent-style-name="Normal" style:family="paragraph">
      <style:paragraph-properties fo:text-align="center" fo:margin-bottom="0in" fo:line-height="100%"/>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style>
    <style:style style:name="P347" style:parent-style-name="Normal" style:family="paragraph">
      <style:text-properties style:language-asian="fr" style:country-asian="FR"/>
    </style:style>
    <style:style style:name="P348" style:parent-style-name="Titre2" style:list-style-name="LFO3" style:family="paragraph">
      <style:text-properties style:language-asian="fr" style:country-asian="FR"/>
    </style:style>
    <style:style style:name="P349" style:parent-style-name="Normal" style:family="paragraph">
      <style:text-properties style:language-asian="fr" style:country-asian="FR"/>
    </style:style>
    <style:style style:name="P350" style:parent-style-name="Titre3" style:list-style-name="LFO6" style:family="paragraph">
      <style:text-properties style:language-asian="fr" style:country-asian="FR"/>
    </style:style>
    <style:style style:name="TableColumn352" style:family="table-column">
      <style:table-column-properties style:column-width="3.1465in"/>
    </style:style>
    <style:style style:name="TableColumn353" style:family="table-column">
      <style:table-column-properties style:column-width="3.1465in"/>
    </style:style>
    <style:style style:name="Table351" style:family="table">
      <style:table-properties style:width="6.293in" fo:margin-left="0in" table:align="left"/>
    </style:style>
    <style:style style:name="TableRow354" style:family="table-row">
      <style:table-row-properties/>
    </style:style>
    <style:style style:name="TableCell355"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56" style:parent-style-name="Normal" style:family="paragraph">
      <style:paragraph-properties fo:text-align="center" fo:margin-bottom="0in" fo:line-height="100%"/>
    </style:style>
    <style:style style:name="TableCell357"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58" style:parent-style-name="Normal" style:family="paragraph">
      <style:paragraph-properties fo:text-align="center" fo:margin-bottom="0in" fo:line-height="100%"/>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style>
    <style:style style:name="TableColumn375" style:family="table-column">
      <style:table-column-properties style:column-width="3.1465in"/>
    </style:style>
    <style:style style:name="TableColumn376" style:family="table-column">
      <style:table-column-properties style:column-width="3.1465in"/>
    </style:style>
    <style:style style:name="Table374" style:family="table">
      <style:table-properties style:width="6.293in" fo:margin-left="0in" table:align="left"/>
    </style:style>
    <style:style style:name="TableRow377" style:family="table-row">
      <style:table-row-properties/>
    </style:style>
    <style:style style:name="TableCell378"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79" style:parent-style-name="Normal" style:family="paragraph">
      <style:paragraph-properties fo:text-align="center" fo:margin-bottom="0in" fo:line-height="100%"/>
    </style:style>
    <style:style style:name="TableCell380"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381" style:parent-style-name="Normal" style:family="paragraph">
      <style:paragraph-properties fo:text-align="center" fo:margin-bottom="0in" fo:line-height="100%"/>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style>
    <style:style style:name="P402" style:parent-style-name="Normal" style:family="paragraph">
      <style:text-properties style:language-asian="fr" style:country-asian="FR"/>
    </style:style>
    <style:style style:name="P403" style:parent-style-name="Titre2" style:list-style-name="LFO3" style:family="paragraph">
      <style:text-properties style:language-asian="fr" style:country-asian="FR"/>
    </style:style>
    <style:style style:name="P404" style:parent-style-name="Normal" style:family="paragraph">
      <style:text-properties style:language-asian="fr" style:country-asian="FR"/>
    </style:style>
    <style:style style:name="P405" style:parent-style-name="Titre3" style:list-style-name="LFO7" style:family="paragraph">
      <style:text-properties style:language-asian="fr" style:country-asian="FR"/>
    </style:style>
    <style:style style:name="T406" style:parent-style-name="Policepardéfaut" style:family="text">
      <style:text-properties fo:background-color="#FF0000" style:language-asian="fr" style:country-asian="FR"/>
    </style:style>
    <style:style style:name="T407" style:parent-style-name="Policepardéfaut" style:family="text">
      <style:text-properties style:language-asian="fr" style:country-asian="FR"/>
    </style:style>
    <style:style style:name="T408" style:parent-style-name="Policepardéfaut" style:family="text">
      <style:text-properties fo:font-style="italic" style:font-style-asian="italic" style:font-style-complex="italic" style:language-asian="fr" style:country-asian="FR"/>
    </style:style>
    <style:style style:name="T409" style:parent-style-name="Policepardéfaut" style:family="text">
      <style:text-properties style:language-asian="fr" style:country-asian="FR"/>
    </style:style>
    <style:style style:name="TableColumn411" style:family="table-column">
      <style:table-column-properties style:column-width="3.1465in"/>
    </style:style>
    <style:style style:name="TableColumn412" style:family="table-column">
      <style:table-column-properties style:column-width="3.1465in"/>
    </style:style>
    <style:style style:name="Table410" style:family="table">
      <style:table-properties style:width="6.293in" fo:margin-left="0in" table:align="left"/>
    </style:style>
    <style:style style:name="TableRow413" style:family="table-row">
      <style:table-row-properties/>
    </style:style>
    <style:style style:name="TableCell414"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415" style:parent-style-name="Normal" style:family="paragraph">
      <style:paragraph-properties fo:text-align="center" fo:margin-bottom="0in" fo:line-height="100%"/>
    </style:style>
    <style:style style:name="TableCell416"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417" style:parent-style-name="Normal" style:family="paragraph">
      <style:paragraph-properties fo:text-align="center" fo:margin-bottom="0in" fo:line-height="100%"/>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style>
    <style:style style:name="P443" style:parent-style-name="Normal" style:family="paragraph">
      <style:text-properties style:language-asian="fr" style:country-asian="FR"/>
    </style:style>
    <style:style style:name="T444" style:parent-style-name="Policepardéfaut" style:family="text">
      <style:text-properties fo:background-color="#FF0000" style:language-asian="fr" style:country-asian="FR"/>
    </style:style>
    <style:style style:name="T445" style:parent-style-name="Policepardéfaut" style:family="text">
      <style:text-properties style:language-asian="fr" style:country-asian="FR"/>
    </style:style>
    <style:style style:name="T446" style:parent-style-name="Policepardéfaut" style:family="text">
      <style:text-properties fo:font-style="italic" style:font-style-asian="italic" style:font-style-complex="italic" style:language-asian="fr" style:country-asian="FR"/>
    </style:style>
    <style:style style:name="T447" style:parent-style-name="Policepardéfaut" style:family="text">
      <style:text-properties style:language-asian="fr" style:country-asian="FR"/>
    </style:style>
    <style:style style:name="TableColumn449" style:family="table-column">
      <style:table-column-properties style:column-width="3.1465in"/>
    </style:style>
    <style:style style:name="TableColumn450" style:family="table-column">
      <style:table-column-properties style:column-width="3.1465in"/>
    </style:style>
    <style:style style:name="Table448" style:family="table">
      <style:table-properties style:width="6.293in" fo:margin-left="0in" table:align="left"/>
    </style:style>
    <style:style style:name="TableRow451" style:family="table-row">
      <style:table-row-properties/>
    </style:style>
    <style:style style:name="TableCell452"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453" style:parent-style-name="Normal" style:family="paragraph">
      <style:paragraph-properties fo:text-align="center" fo:margin-bottom="0in" fo:line-height="100%"/>
    </style:style>
    <style:style style:name="TableCell454"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455" style:parent-style-name="Normal" style:family="paragraph">
      <style:paragraph-properties fo:text-align="center" fo:margin-bottom="0in" fo:line-height="100%"/>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style>
    <style:style style:name="P491" style:parent-style-name="Normal" style:family="paragraph">
      <style:text-properties style:language-asian="fr" style:country-asian="FR"/>
    </style:style>
    <style:style style:name="T492" style:parent-style-name="Policepardéfaut" style:family="text">
      <style:text-properties fo:background-color="#008000" style:language-asian="fr" style:country-asian="FR"/>
    </style:style>
    <style:style style:name="T493" style:parent-style-name="Policepardéfaut" style:family="text">
      <style:text-properties style:language-asian="fr" style:country-asian="FR"/>
    </style:style>
    <style:style style:name="T494" style:parent-style-name="Policepardéfaut" style:family="text">
      <style:text-properties fo:font-style="italic" style:font-style-asian="italic" style:font-style-complex="italic" style:language-asian="fr" style:country-asian="FR"/>
    </style:style>
    <style:style style:name="T495" style:parent-style-name="Policepardéfaut" style:family="text">
      <style:text-properties style:language-asian="fr" style:country-asian="FR"/>
    </style:style>
    <style:style style:name="TableColumn497" style:family="table-column">
      <style:table-column-properties style:column-width="3.1465in"/>
    </style:style>
    <style:style style:name="TableColumn498" style:family="table-column">
      <style:table-column-properties style:column-width="3.1465in"/>
    </style:style>
    <style:style style:name="Table496" style:family="table">
      <style:table-properties style:width="6.293in" fo:margin-left="0in" table:align="left"/>
    </style:style>
    <style:style style:name="TableRow499" style:family="table-row">
      <style:table-row-properties/>
    </style:style>
    <style:style style:name="TableCell500"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501" style:parent-style-name="Normal" style:family="paragraph">
      <style:paragraph-properties fo:text-align="center" fo:margin-bottom="0in" fo:line-height="100%"/>
    </style:style>
    <style:style style:name="TableCell502"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503" style:parent-style-name="Normal" style:family="paragraph">
      <style:paragraph-properties fo:text-align="center" fo:margin-bottom="0in" fo:line-height="100%"/>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P514" style:parent-style-name="Normal" style:family="paragraph">
      <style:text-properties style:language-asian="fr" style:country-asian="FR"/>
    </style:style>
    <style:style style:name="T515" style:parent-style-name="Policepardéfaut" style:family="text">
      <style:text-properties fo:background-color="#FF0000" style:language-asian="fr" style:country-asian="FR"/>
    </style:style>
    <style:style style:name="T516" style:parent-style-name="Policepardéfaut" style:family="text">
      <style:text-properties style:language-asian="fr" style:country-asian="FR"/>
    </style:style>
    <style:style style:name="T517" style:parent-style-name="Policepardéfaut" style:family="text">
      <style:text-properties fo:font-style="italic" style:font-style-asian="italic" style:font-style-complex="italic" style:language-asian="fr" style:country-asian="FR"/>
    </style:style>
    <style:style style:name="T518" style:parent-style-name="Policepardéfaut" style:family="text">
      <style:text-properties style:language-asian="fr" style:country-asian="FR"/>
    </style:style>
    <style:style style:name="P519" style:parent-style-name="Normal" style:family="paragraph">
      <style:text-properties style:language-asian="fr" style:country-asian="FR"/>
    </style:style>
    <style:style style:name="TableColumn521" style:family="table-column">
      <style:table-column-properties style:column-width="3.1465in"/>
    </style:style>
    <style:style style:name="TableColumn522" style:family="table-column">
      <style:table-column-properties style:column-width="3.1465in"/>
    </style:style>
    <style:style style:name="Table520" style:family="table">
      <style:table-properties style:width="6.293in" fo:margin-left="0in" table:align="left"/>
    </style:style>
    <style:style style:name="TableRow523" style:family="table-row">
      <style:table-row-properties/>
    </style:style>
    <style:style style:name="TableCell524"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525" style:parent-style-name="Normal" style:family="paragraph">
      <style:paragraph-properties fo:text-align="center" fo:margin-bottom="0in" fo:line-height="100%"/>
    </style:style>
    <style:style style:name="TableCell526" style:family="table-cell">
      <style:table-cell-properties fo:border="0.0069in solid #000000" fo:background-color="#F4B083" style:writing-mode="lr-tb" fo:padding-top="0in" fo:padding-left="0.075in" fo:padding-bottom="0in" fo:padding-right="0.075in">
        <style:background-fill draw:fill="solid" draw:fill-color="#F4B083"/>
      </style:table-cell-properties>
    </style:style>
    <style:style style:name="P527" style:parent-style-name="Normal" style:family="paragraph">
      <style:paragraph-properties fo:text-align="center" fo:margin-bottom="0in" fo:line-height="100%"/>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style>
    <style:style style:name="P553" style:parent-style-name="Normal" style:family="paragraph">
      <style:text-properties style:language-asian="fr" style:country-asian="FR"/>
    </style:style>
  </office:automatic-styles>
  <office:body>
    <office:text text:use-soft-page-breaks="true">
      <text:p text:style-name="P1"/>
      <table:table table:style-name="Table5">
        <table:table-columns>
          <table:table-column table:style-name="TableColumn6"/>
        </table:table-columns>
        <table:table-row table:style-name="TableRow7">
          <table:table-cell table:style-name="TableCell8">
            <text:p text:style-name="Sansinterligne"><text:span text:style-name="T9">ORT Lyon, Cours DevBackEnd<text:s/></text:span></text:p>
          </table:table-cell>
        </table:table-row>
        <table:table-row table:style-name="TableRow10">
          <table:table-cell table:style-name="TableCell11">
            <text:p text:style-name="P12"><text:span text:style-name="T13">Documentation API TCG</text:span></text:p>
          </table:table-cell>
        </table:table-row>
        <table:table-row table:style-name="TableRow14">
          <table:table-cell table:style-name="TableCell15">
            <text:p text:style-name="P16"/>
          </table:table-cell>
        </table:table-row>
      </table:table>
      <text:p text:style-name="P17"/>
      <table:table table:style-name="Table18">
        <table:table-columns>
          <table:table-column table:style-name="TableColumn19"/>
        </table:table-columns>
        <table:table-row table:style-name="TableRow20">
          <table:table-cell table:style-name="TableCell21">
            <text:p text:style-name="Sansinterligne"><text:span text:style-name="T22">BACH Loris</text:span></text:p>
            <text:p text:style-name="Sansinterligne"><text:span text:style-name="T23">01/06/2025</text:span></text:p>
            <text:p text:style-name="P24"/>
          </table:table-cell>
        </table:table-row>
      </table:table>
      <text:p text:style-name="P25"/>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6"><text:a xlink:href="#_Toc199670361" office:target-frame-name="_top" xlink:show="replace"><text:span text:style-name="Lienhypertexte">Informations générales</text:span><text:tab/>2</text:a></text:p>
          <text:p text:style-name="P27"><text:a xlink:href="#_Toc199670362" office:target-frame-name="_top" xlink:show="replace"><text:span text:style-name="Lienhypertexte">A.</text:span><text:span text:style-name="T28"><text:tab/></text:span><text:span text:style-name="Lienhypertexte">Description</text:span><text:tab/>2</text:a></text:p>
          <text:p text:style-name="P29"><text:a xlink:href="#_Toc199670363" office:target-frame-name="_top" xlink:show="replace"><text:span text:style-name="Lienhypertexte">B.</text:span><text:span text:style-name="T30"><text:tab/></text:span><text:span text:style-name="Lienhypertexte">Authentification</text:span><text:tab/>2</text:a></text:p>
          <text:p text:style-name="P31"><text:a xlink:href="#_Toc199670364" office:target-frame-name="_top" xlink:show="replace"><text:span text:style-name="Lienhypertexte">a.</text:span><text:span text:style-name="T32"><text:tab/></text:span><text:span text:style-name="Lienhypertexte">Élément d’authentification</text:span><text:tab/>2</text:a></text:p>
          <text:p text:style-name="P33"><text:a xlink:href="#_Toc199670365" office:target-frame-name="_top" xlink:show="replace"><text:span text:style-name="Lienhypertexte">b.</text:span><text:span text:style-name="T34"><text:tab/></text:span><text:span text:style-name="Lienhypertexte">Opérations</text:span><text:tab/>2</text:a></text:p>
          <text:p text:style-name="P35"><text:a xlink:href="#_Toc199670366" office:target-frame-name="_top" xlink:show="replace"><text:span text:style-name="T36">Ressources</text:span><text:tab/>3</text:a></text:p>
          <text:p text:style-name="P37"><text:a xlink:href="#_Toc199670367" office:target-frame-name="_top" xlink:show="replace"><text:span text:style-name="T38">1.</text:span><text:span text:style-name="T39"><text:tab/></text:span><text:span text:style-name="T40">Profil</text:span><text:tab/>3</text:a></text:p>
          <text:p text:style-name="P41"><text:a xlink:href="#_Toc199670368" office:target-frame-name="_top" xlink:show="replace"><text:span text:style-name="T42">a.</text:span><text:span text:style-name="T43"><text:tab/></text:span><text:span text:style-name="T44">Opérations</text:span><text:tab/>3</text:a></text:p>
          <text:p text:style-name="P45"><text:a xlink:href="#_Toc199670369" office:target-frame-name="_top" xlink:show="replace"><text:span text:style-name="T46">2.</text:span><text:span text:style-name="T47"><text:tab/></text:span><text:span text:style-name="T48">Cartes</text:span><text:tab/>4</text:a></text:p>
          <text:p text:style-name="P49"><text:a xlink:href="#_Toc199670370" office:target-frame-name="_top" xlink:show="replace"><text:span text:style-name="T50">a.</text:span><text:span text:style-name="T51"><text:tab/></text:span><text:span text:style-name="T52">Opérations</text:span><text:tab/>4</text:a></text:p>
          <text:p text:style-name="P53"><text:a xlink:href="#_Toc199670371" office:target-frame-name="_top" xlink:show="replace"><text:span text:style-name="T54">3.</text:span><text:span text:style-name="T55"><text:tab/></text:span><text:span text:style-name="T56">Booster</text:span><text:tab/>4</text:a></text:p>
          <text:p text:style-name="P57"><text:a xlink:href="#_Toc199670372" office:target-frame-name="_top" xlink:show="replace"><text:span text:style-name="T58">a.</text:span><text:span text:style-name="T59"><text:tab/></text:span><text:span text:style-name="T60">Opérations</text:span><text:tab/>4</text:a></text:p>
          <text:p text:style-name="P61"><text:a xlink:href="#_Toc199670373" office:target-frame-name="_top" xlink:show="replace"><text:span text:style-name="T62">4.</text:span><text:span text:style-name="T63"><text:tab/></text:span><text:span text:style-name="T64">Enchère</text:span><text:tab/>5</text:a></text:p>
          <text:p text:style-name="P65"><text:a xlink:href="#_Toc199670374" office:target-frame-name="_top" xlink:show="replace"><text:span text:style-name="T66">a.</text:span><text:span text:style-name="T67"><text:tab/></text:span><text:span text:style-name="T68">Opérations</text:span><text:tab/>5</text:a></text:p>
        </text:index-body>
      </text:table-of-content>
      <text:p text:style-name="Normal"/>
      <text:p text:style-name="Normal"/>
      <text:p text:style-name="P69"/>
      <text:h text:style-name="P70" text:outline-level="1"><text:bookmark-start text:name="_Toc199670361"/>Informations générales<text:bookmark-end text:name="_Toc199670361"/></text:h>
      <table:table table:style-name="Table71">
        <table:table-columns>
          <table:table-column table:style-name="TableColumn72"/>
          <table:table-column table:style-name="TableColumn73"/>
        </table:table-columns>
        <table:table-row table:style-name="TableRow74">
          <table:table-cell table:style-name="TableCell75">
            <text:p text:style-name="P76">Version</text:p>
          </table:table-cell>
          <table:table-cell table:style-name="TableCell77">
            <text:p text:style-name="P78">1.0.0</text:p>
          </table:table-cell>
        </table:table-row>
        <table:table-row table:style-name="TableRow79">
          <table:table-cell table:style-name="TableCell80">
            <text:p text:style-name="P81">Date de publication</text:p>
          </table:table-cell>
          <table:table-cell table:style-name="TableCell82">
            <text:p text:style-name="P83">3 juin 2025</text:p>
          </table:table-cell>
        </table:table-row>
        <table:table-row table:style-name="TableRow84">
          <table:table-cell table:style-name="TableCell85">
            <text:p text:style-name="P86">URL du serveur</text:p>
          </table:table-cell>
          <table:table-cell table:style-name="TableCell87">
            <text:p text:style-name="P88">http://localhost:3001</text:p>
          </table:table-cell>
        </table:table-row>
        <table:table-row table:style-name="TableRow89">
          <table:table-cell table:style-name="TableCell90">
            <text:p text:style-name="P91">Auteur</text:p>
          </table:table-cell>
          <table:table-cell table:style-name="TableCell92">
            <text:p text:style-name="P93">BACH Loris</text:p>
          </table:table-cell>
        </table:table-row>
        <table:table-row table:style-name="TableRow94">
          <table:table-cell table:style-name="TableCell95">
            <text:p text:style-name="P96">Date de création du document</text:p>
          </table:table-cell>
          <table:table-cell table:style-name="TableCell97">
            <text:p text:style-name="P98">1 juin 2025</text:p>
          </table:table-cell>
        </table:table-row>
      </table:table>
      <text:p text:style-name="Normal"/>
      <text:p text:style-name="Normal"/>
      <text:list text:style-name="LFO1" text:continue-numbering="true">
        <text:list-item>
          <text:p text:style-name="P99"><text:bookmark-start text:name="_Toc199670362"/>Description<text:bookmark-end text:name="_Toc199670362"/></text:p>
        </text:list-item>
      </text:list>
      <text:p text:style-name="Normal">L’API TCG permet de collectionner des cartes selon l’utilisateur, il est possible d’ouvrir des booster ou même encore faire des enchères avec d’autres joueur</text:p>
      <text:p text:style-name="Normal"/>
      <text:list text:style-name="LFO1" text:continue-numbering="true">
        <text:list-item>
          <text:p text:style-name="P100"><text:bookmark-start text:name="_Toc199670363"/>Authentification<text:bookmark-end text:name="_Toc199670363"/></text:p>
        </text:list-item>
      </text:list>
      <text:p text:style-name="Normal">Tous les utilisateurs possèdent les mêmes droits, celui d’utilisateur simple</text:p>
      <text:p text:style-name="Normal"/>
      <text:list text:style-name="LFO2" text:continue-numbering="true">
        <text:list-item>
          <text:p text:style-name="P101"><text:bookmark-start text:name="_Toc199670364"/>Élément d’authentification<text:bookmark-end text:name="_Toc199670364"/></text:p>
        </text:list-item>
      </text:list>
      <text:p text:style-name="Normal">Les opérations exploitant ce système d'authentification définissent le paramètre de requête suivant</text:p>
      <text:p text:style-name="Normal">Authorization via token personnalisé<text:s/></text:p>
      <text:p text:style-name="Normal">Le Token est retourné lors de la connexion et doit être fourni :<text:s/></text:p>
      <text:p text:style-name="Normal">Soit par le corps de la requête HTTP ou en paramètre de requête<text:s/></text:p>
      <table:table table:style-name="Table102">
        <table:table-columns>
          <table:table-column table:style-name="TableColumn103"/>
          <table:table-column table:style-name="TableColumn104"/>
        </table:table-columns>
        <table:table-row table:style-name="TableRow105">
          <table:table-cell table:style-name="TableCell106">
            <text:p text:style-name="P107">Méthode</text:p>
          </table:table-cell>
          <table:table-cell table:style-name="TableCell108">
            <text:p text:style-name="P109">Exemple</text:p>
          </table:table-cell>
        </table:table-row>
        <table:table-row table:style-name="TableRow110">
          <table:table-cell table:style-name="TableCell111">
            <text:p text:style-name="P112">Retourné dans la connexion</text:p>
          </table:table-cell>
          <table:table-cell table:style-name="TableCell113">
            <text:p text:style-name="P114"/>
          </table:table-cell>
        </table:table-row>
        <table:table-row table:style-name="TableRow115">
          <table:table-cell table:style-name="TableCell116">
            <text:p text:style-name="P117">Paramètre de requête</text:p>
          </table:table-cell>
          <table:table-cell table:style-name="TableCell118">
            <text:p text:style-name="P119"/>
          </table:table-cell>
        </table:table-row>
      </table:table>
      <text:p text:style-name="Normal"/>
      <text:list text:style-name="LFO2" text:continue-numbering="true">
        <text:list-item>
          <text:p text:style-name="P120"><text:bookmark-start text:name="_Toc199670365"/>Opérations<text:bookmark-end text:name="_Toc199670365"/></text:p>
        </text:list-item>
      </text:list>
      <text:p text:style-name="Normal"/>
      <text:p text:style-name="Normal"><text:span text:style-name="T121">POST</text:span><text:s/>/login<text:s/><text:span text:style-name="T122">Se connecter</text:span></text:p>
      <text:p text:style-name="Normal">Authentification de l’utilisateur depuis ses informations inscrites dans la base de données, le Token d’un utilisateur est modifié à chaque connexion</text:p>
      <text:p text:style-name="Normal"/>
      <text:p text:style-name="Sansinterligne">Réponse</text:p>
      <table:table table:style-name="Table123">
        <table:table-columns>
          <table:table-column table:style-name="TableColumn124"/>
          <table:table-column table:style-name="TableColumn125"/>
        </table:table-columns>
        <table:table-row table:style-name="TableRow126">
          <table:table-cell table:style-name="TableCell127">
            <text:p text:style-name="P128">Statut HTTP</text:p>
          </table:table-cell>
          <table:table-cell table:style-name="TableCell129">
            <text:p text:style-name="P130">Description</text:p>
          </table:table-cell>
        </table:table-row>
        <table:table-row table:style-name="TableRow131">
          <table:table-cell table:style-name="TableCell132">
            <text:p text:style-name="P133">200 OK</text:p>
          </table:table-cell>
          <table:table-cell table:style-name="TableCell134">
            <text:p text:style-name="P135">Connexion réussie</text:p>
          </table:table-cell>
        </table:table-row>
        <table:table-row table:style-name="TableRow136">
          <table:table-cell table:style-name="TableCell137">
            <text:p text:style-name="P138">401 Unauthorized</text:p>
          </table:table-cell>
          <table:table-cell table:style-name="TableCell139">
            <text:p text:style-name="P140">Nom d’utilisateur ou mot de passe incorrect</text:p>
          </table:table-cell>
        </table:table-row>
        <text:soft-page-break/>
        <table:table-row table:style-name="TableRow141">
          <table:table-cell table:style-name="TableCell142">
            <text:p text:style-name="P143">500 Internal Error</text:p>
          </table:table-cell>
          <table:table-cell table:style-name="TableCell144">
            <text:p text:style-name="P145">Erreur du serveur</text:p>
          </table:table-cell>
        </table:table-row>
      </table:table>
      <text:p text:style-name="P146"/>
      <text:p text:style-name="P147">Règles de validation</text:p>
      <table:table table:style-name="Table148">
        <table:table-columns>
          <table:table-column table:style-name="TableColumn149"/>
          <table:table-column table:style-name="TableColumn150"/>
        </table:table-columns>
        <table:table-row table:style-name="TableRow151">
          <table:table-cell table:style-name="TableCell152">
            <text:p text:style-name="P153">Champs impacté</text:p>
          </table:table-cell>
          <table:table-cell table:style-name="TableCell154">
            <text:p text:style-name="P155">Description</text:p>
          </table:table-cell>
        </table:table-row>
        <table:table-row table:style-name="TableRow156">
          <table:table-cell table:style-name="TableCell157">
            <text:p text:style-name="P158">username</text:p>
          </table:table-cell>
          <table:table-cell table:style-name="TableCell159">
            <text:p text:style-name="P160">La valeur est obligatoire</text:p>
          </table:table-cell>
        </table:table-row>
        <table:table-row table:style-name="TableRow161">
          <table:table-cell table:style-name="TableCell162">
            <text:p text:style-name="P163">password</text:p>
          </table:table-cell>
          <table:table-cell table:style-name="TableCell164">
            <text:p text:style-name="P165">La valeur est obligatoire</text:p>
          </table:table-cell>
        </table:table-row>
      </table:table>
      <text:p text:style-name="P166"/>
      <text:p text:style-name="Normal"><text:span text:style-name="T167">POST</text:span><text:span text:style-name="T168"><text:s/>/register<text:s/></text:span><text:span text:style-name="T169">Se connecter</text:span></text:p>
      <text:p text:style-name="P170">Permet à un utilisateur de s’enregistrer dans la base de données</text:p>
      <text:p text:style-name="Sansinterligne">Réponse</text:p>
      <table:table table:style-name="Table171">
        <table:table-columns>
          <table:table-column table:style-name="TableColumn172"/>
          <table:table-column table:style-name="TableColumn173"/>
        </table:table-columns>
        <table:table-row table:style-name="TableRow174">
          <table:table-cell table:style-name="TableCell175">
            <text:p text:style-name="P176">Statut HTTP</text:p>
          </table:table-cell>
          <table:table-cell table:style-name="TableCell177">
            <text:p text:style-name="P178">Description</text:p>
          </table:table-cell>
        </table:table-row>
        <table:table-row table:style-name="TableRow179">
          <table:table-cell table:style-name="TableCell180">
            <text:p text:style-name="P181">201 Valid</text:p>
          </table:table-cell>
          <table:table-cell table:style-name="TableCell182">
            <text:p text:style-name="P183">Enregistrement réussie</text:p>
          </table:table-cell>
        </table:table-row>
        <table:table-row table:style-name="TableRow184">
          <table:table-cell table:style-name="TableCell185">
            <text:p text:style-name="P186">409 Conflict</text:p>
          </table:table-cell>
          <table:table-cell table:style-name="TableCell187">
            <text:p text:style-name="P188">Nom d’utilisateur déjà utilisé</text:p>
          </table:table-cell>
        </table:table-row>
        <table:table-row table:style-name="TableRow189">
          <table:table-cell table:style-name="TableCell190">
            <text:p text:style-name="P191">500 Internal Error</text:p>
          </table:table-cell>
          <table:table-cell table:style-name="TableCell192">
            <text:p text:style-name="P193">Erreur du serveur</text:p>
          </table:table-cell>
        </table:table-row>
      </table:table>
      <text:p text:style-name="P194"/>
      <text:p text:style-name="Normal"><text:span text:style-name="T195">POST</text:span><text:span text:style-name="T196"><text:s/>/logout<text:s/></text:span><text:span text:style-name="T197">Déconnexion*</text:span></text:p>
      <text:p text:style-name="P198">Déconnecte l’utilisateur de sa session en cours</text:p>
      <text:p text:style-name="Sansinterligne">Réponse</text:p>
      <table:table table:style-name="Table199">
        <table:table-columns>
          <table:table-column table:style-name="TableColumn200"/>
          <table:table-column table:style-name="TableColumn201"/>
        </table:table-columns>
        <table:table-row table:style-name="TableRow202">
          <table:table-cell table:style-name="TableCell203">
            <text:p text:style-name="P204">Statut HTTP</text:p>
          </table:table-cell>
          <table:table-cell table:style-name="TableCell205">
            <text:p text:style-name="P206">Description</text:p>
          </table:table-cell>
        </table:table-row>
        <table:table-row table:style-name="TableRow207">
          <table:table-cell table:style-name="TableCell208">
            <text:p text:style-name="P209">200 OK</text:p>
          </table:table-cell>
          <table:table-cell table:style-name="TableCell210">
            <text:p text:style-name="P211">Déconnexion réussie</text:p>
          </table:table-cell>
        </table:table-row>
        <table:table-row table:style-name="TableRow212">
          <table:table-cell table:style-name="TableCell213">
            <text:p text:style-name="P214">404 Not Found</text:p>
          </table:table-cell>
          <table:table-cell table:style-name="TableCell215">
            <text:p text:style-name="P216">L’utilisateur n’a pas été trouvé</text:p>
          </table:table-cell>
        </table:table-row>
        <table:table-row table:style-name="TableRow217">
          <table:table-cell table:style-name="TableCell218">
            <text:p text:style-name="P219">500 Internal Error</text:p>
          </table:table-cell>
          <table:table-cell table:style-name="TableCell220">
            <text:p text:style-name="P221">Erreur du serveur</text:p>
          </table:table-cell>
        </table:table-row>
      </table:table>
      <text:p text:style-name="P222"/>
      <text:p text:style-name="P223"/>
      <text:h text:style-name="P224" text:outline-level="1"><text:bookmark-start text:name="_Toc199670366"/>Ressources<text:bookmark-end text:name="_Toc199670366"/></text:h>
      <text:list text:style-name="LFO3" text:continue-numbering="true">
        <text:list-item>
          <text:p text:style-name="P225"><text:bookmark-start text:name="_Toc199670367"/>Profil<text:bookmark-end text:name="_Toc199670367"/></text:p>
        </text:list-item>
      </text:list>
      <text:p text:style-name="P226">La ressource Profil permet à l’utilisateur de voir les cartes qu’il possède, sur cette même page il peut voir le nombre de fois qu’il possède une carte, si une carte est en doublon il peut la convertir en monnaie virtuelle</text:p>
      <text:p text:style-name="P227"/>
      <text:list text:style-name="LFO4" text:continue-numbering="true">
        <text:list-item>
          <text:p text:style-name="P228"><text:bookmark-start text:name="_Toc199670368"/>Opérations<text:bookmark-end text:name="_Toc199670368"/></text:p>
        </text:list-item>
      </text:list>
      <text:p text:style-name="Normal"><text:span text:style-name="T229">GET</text:span><text:span text:style-name="T230"><text:s/>/profil<text:s/></text:span><text:span text:style-name="T231">Récupère les informations de l’utilisateur connecté</text:span></text:p>
      <text:p text:style-name="Sansinterligne">Réponse</text:p>
      <table:table table:style-name="Table232">
        <table:table-columns>
          <table:table-column table:style-name="TableColumn233"/>
          <table:table-column table:style-name="TableColumn234"/>
        </table:table-columns>
        <table:table-row table:style-name="TableRow235">
          <table:table-cell table:style-name="TableCell236">
            <text:p text:style-name="P237">Statut HTTP</text:p>
          </table:table-cell>
          <table:table-cell table:style-name="TableCell238">
            <text:p text:style-name="P239">Description</text:p>
          </table:table-cell>
        </table:table-row>
        <table:table-row table:style-name="TableRow240">
          <table:table-cell table:style-name="TableCell241">
            <text:p text:style-name="P242">200 OK</text:p>
          </table:table-cell>
          <table:table-cell table:style-name="TableCell243">
            <text:p text:style-name="P244">Affiche les cartes de l’utilisateur</text:p>
          </table:table-cell>
        </table:table-row>
        <table:table-row table:style-name="TableRow245">
          <table:table-cell table:style-name="TableCell246">
            <text:p text:style-name="P247">404 Not Found</text:p>
          </table:table-cell>
          <table:table-cell table:style-name="TableCell248">
            <text:p text:style-name="P249">Aucune carte trouvée pour l’utilisateur</text:p>
          </table:table-cell>
        </table:table-row>
        <table:table-row table:style-name="TableRow250">
          <table:table-cell table:style-name="TableCell251">
            <text:p text:style-name="P252">500 Internal Error</text:p>
          </table:table-cell>
          <table:table-cell table:style-name="TableCell253">
            <text:p text:style-name="P254">Erreur du serveur</text:p>
          </table:table-cell>
        </table:table-row>
      </table:table>
      <text:p text:style-name="P255"/>
      <text:p text:style-name="P256"/>
      <text:p text:style-name="Normal"><text:span text:style-name="T257">POST</text:span><text:span text:style-name="T258"><text:s/>/convert<text:s/></text:span><text:span text:style-name="T259">Convertit les cartes d’un utilisateur en monnaie virtuelle</text:span></text:p>
      <text:p text:style-name="Sansinterligne">Réponse</text:p>
      <table:table table:style-name="Table260">
        <table:table-columns>
          <table:table-column table:style-name="TableColumn261"/>
          <table:table-column table:style-name="TableColumn262"/>
        </table:table-columns>
        <table:table-row table:style-name="TableRow263">
          <table:table-cell table:style-name="TableCell264">
            <text:p text:style-name="P265">Statut HTTP</text:p>
          </table:table-cell>
          <table:table-cell table:style-name="TableCell266">
            <text:p text:style-name="P267">Description</text:p>
          </table:table-cell>
        </table:table-row>
        <table:table-row table:style-name="TableRow268">
          <table:table-cell table:style-name="TableCell269">
            <text:p text:style-name="P270">200 OK</text:p>
          </table:table-cell>
          <table:table-cell table:style-name="TableCell271">
            <text:p text:style-name="P272">Carte convertit avec succès</text:p>
          </table:table-cell>
        </table:table-row>
        <table:table-row table:style-name="TableRow273">
          <table:table-cell table:style-name="TableCell274">
            <text:p text:style-name="P275">400 Bad Request</text:p>
          </table:table-cell>
          <table:table-cell table:style-name="TableCell276">
            <text:p text:style-name="P277">Cette carte ne peut pas être convertit</text:p>
          </table:table-cell>
        </table:table-row>
        <table:table-row table:style-name="TableRow278">
          <table:table-cell table:style-name="TableCell279">
            <text:p text:style-name="P280">401 Unauthorized</text:p>
          </table:table-cell>
          <table:table-cell table:style-name="TableCell281">
            <text:p text:style-name="P282">Token utilisateur invalide</text:p>
          </table:table-cell>
        </table:table-row>
        <table:table-row table:style-name="TableRow283">
          <table:table-cell table:style-name="TableCell284">
            <text:p text:style-name="P285">404 Not Found</text:p>
          </table:table-cell>
          <table:table-cell table:style-name="TableCell286">
            <text:p text:style-name="P287">La carte à convertir n’a pas pu être trouvé</text:p>
          </table:table-cell>
        </table:table-row>
        <table:table-row table:style-name="TableRow288">
          <table:table-cell table:style-name="TableCell289">
            <text:p text:style-name="P290">500 Internal Error</text:p>
          </table:table-cell>
          <table:table-cell table:style-name="TableCell291">
            <text:p text:style-name="P292">Erreur du serveur</text:p>
          </table:table-cell>
        </table:table-row>
      </table:table>
      <text:h text:style-name="P293" text:outline-level="3"/>
      <table:table table:style-name="Table294">
        <table:table-columns>
          <table:table-column table:style-name="TableColumn295"/>
          <table:table-column table:style-name="TableColumn296"/>
        </table:table-columns>
        <table:table-row table:style-name="TableRow297">
          <table:table-cell table:style-name="TableCell298">
            <text:p text:style-name="P299">Rareté</text:p>
          </table:table-cell>
          <table:table-cell table:style-name="TableCell300">
            <text:p text:style-name="P301">Prix de la conversion</text:p>
          </table:table-cell>
        </table:table-row>
        <table:table-row table:style-name="TableRow302">
          <table:table-cell table:style-name="TableCell303">
            <text:p text:style-name="P304">Commune</text:p>
          </table:table-cell>
          <table:table-cell table:style-name="TableCell305">
            <text:p text:style-name="P306">5</text:p>
          </table:table-cell>
        </table:table-row>
        <table:table-row table:style-name="TableRow307">
          <table:table-cell table:style-name="TableCell308">
            <text:p text:style-name="P309">Rare</text:p>
          </table:table-cell>
          <table:table-cell table:style-name="TableCell310">
            <text:p text:style-name="P311">25</text:p>
          </table:table-cell>
        </table:table-row>
        <table:table-row table:style-name="TableRow312">
          <table:table-cell table:style-name="TableCell313">
            <text:p text:style-name="P314">Légendaire</text:p>
          </table:table-cell>
          <table:table-cell table:style-name="TableCell315">
            <text:p text:style-name="P316">150</text:p>
          </table:table-cell>
        </table:table-row>
      </table:table>
      <text:p text:style-name="P317"/>
      <text:list text:style-name="LFO3" text:continue-numbering="true">
        <text:list-item>
          <text:p text:style-name="P318"><text:bookmark-start text:name="_Toc199670369"/>Cartes<text:bookmark-end text:name="_Toc199670369"/></text:p>
        </text:list-item>
      </text:list>
      <text:p text:style-name="P319">La ressource carte permet aux utilisateurs de voir toutes les cartes qu’il est possible d’obtenir depuis les boosters ou les enchères</text:p>
      <text:list text:style-name="LFO5" text:continue-numbering="true">
        <text:list-item>
          <text:p text:style-name="P320"><text:bookmark-start text:name="_Toc199670370"/>Opérations<text:bookmark-end text:name="_Toc199670370"/></text:p>
        </text:list-item>
      </text:list>
      <text:p text:style-name="Normal"><text:span text:style-name="T321">GET</text:span><text:span text:style-name="T322"><text:s/>/cards<text:s/></text:span><text:span text:style-name="T323">Récupère l’ensemble des cartes de la base de données</text:span></text:p>
      <text:p text:style-name="Sansinterligne">Réponse</text:p>
      <table:table table:style-name="Table324">
        <table:table-columns>
          <table:table-column table:style-name="TableColumn325"/>
          <table:table-column table:style-name="TableColumn326"/>
        </table:table-columns>
        <table:table-row table:style-name="TableRow327">
          <table:table-cell table:style-name="TableCell328">
            <text:p text:style-name="P329">Statut HTTP</text:p>
          </table:table-cell>
          <table:table-cell table:style-name="TableCell330">
            <text:p text:style-name="P331">Description</text:p>
          </table:table-cell>
        </table:table-row>
        <table:table-row table:style-name="TableRow332">
          <table:table-cell table:style-name="TableCell333">
            <text:p text:style-name="P334">200 OK</text:p>
          </table:table-cell>
          <table:table-cell table:style-name="TableCell335">
            <text:p text:style-name="P336">Les cartes s’affichent correctement</text:p>
          </table:table-cell>
        </table:table-row>
        <table:table-row table:style-name="TableRow337">
          <table:table-cell table:style-name="TableCell338">
            <text:p text:style-name="P339">404 Not Found</text:p>
          </table:table-cell>
          <table:table-cell table:style-name="TableCell340">
            <text:p text:style-name="P341">Aucune carte n’a été trouvée</text:p>
          </table:table-cell>
        </table:table-row>
        <table:table-row table:style-name="TableRow342">
          <table:table-cell table:style-name="TableCell343">
            <text:p text:style-name="P344">500 Internal Error</text:p>
          </table:table-cell>
          <table:table-cell table:style-name="TableCell345">
            <text:p text:style-name="P346">Erreur du serveur</text:p>
          </table:table-cell>
        </table:table-row>
      </table:table>
      <text:p text:style-name="P347"/>
      <text:list text:style-name="LFO3" text:continue-numbering="true">
        <text:list-item>
          <text:p text:style-name="P348"><text:bookmark-start text:name="_Toc199670371"/>Booster<text:bookmark-end text:name="_Toc199670371"/></text:p>
        </text:list-item>
      </text:list>
      <text:p text:style-name="P349">La ressource booster permet à l’utilisateur d’ouvrir un booster, il est composé de cinq cartes, chaque carte possède une rareté et un booster ne peut être ouvert que toutes les cinq minutes</text:p>
      <text:list text:style-name="LFO6" text:continue-numbering="true">
        <text:list-item>
          <text:p text:style-name="P350"><text:bookmark-start text:name="_Toc199670372"/>Opérations<text:bookmark-end text:name="_Toc199670372"/></text:p>
        </text:list-item>
      </text:list>
      <table:table table:style-name="Table351">
        <table:table-columns>
          <table:table-column table:style-name="TableColumn352"/>
          <table:table-column table:style-name="TableColumn353"/>
        </table:table-columns>
        <table:table-row table:style-name="TableRow354">
          <table:table-cell table:style-name="TableCell355">
            <text:p text:style-name="P356">Rareté</text:p>
          </table:table-cell>
          <table:table-cell table:style-name="TableCell357">
            <text:p text:style-name="P358">Pourcentage</text:p>
          </table:table-cell>
        </table:table-row>
        <table:table-row table:style-name="TableRow359">
          <table:table-cell table:style-name="TableCell360">
            <text:p text:style-name="P361">Commune</text:p>
          </table:table-cell>
          <table:table-cell table:style-name="TableCell362">
            <text:p text:style-name="P363">151/136 = 90.07</text:p>
          </table:table-cell>
        </table:table-row>
        <table:table-row table:style-name="TableRow364">
          <table:table-cell table:style-name="TableCell365">
            <text:p text:style-name="P366">Rare</text:p>
          </table:table-cell>
          <table:table-cell table:style-name="TableCell367">
            <text:p text:style-name="P368">151/10 = 6.62</text:p>
          </table:table-cell>
        </table:table-row>
        <table:table-row table:style-name="TableRow369">
          <table:table-cell table:style-name="TableCell370">
            <text:p text:style-name="P371">Légendaire</text:p>
          </table:table-cell>
          <table:table-cell table:style-name="TableCell372">
            <text:p text:style-name="P373">151/5 = 3.31</text:p>
          </table:table-cell>
        </table:table-row>
      </table:table>
      <text:p text:style-name="Sansinterligne"/>
      <text:p text:style-name="Sansinterligne">Réponse</text:p>
      <table:table table:style-name="Table374">
        <table:table-columns>
          <table:table-column table:style-name="TableColumn375"/>
          <table:table-column table:style-name="TableColumn376"/>
        </table:table-columns>
        <table:table-row table:style-name="TableRow377">
          <table:table-cell table:style-name="TableCell378">
            <text:p text:style-name="P379">Statut HTTP</text:p>
          </table:table-cell>
          <table:table-cell table:style-name="TableCell380">
            <text:p text:style-name="P381">Description</text:p>
          </table:table-cell>
        </table:table-row>
        <table:table-row table:style-name="TableRow382">
          <table:table-cell table:style-name="TableCell383">
            <text:p text:style-name="P384">200 OK</text:p>
          </table:table-cell>
          <table:table-cell table:style-name="TableCell385">
            <text:p text:style-name="P386">Les cartes s’affichent correctement</text:p>
          </table:table-cell>
        </table:table-row>
        <table:table-row table:style-name="TableRow387">
          <table:table-cell table:style-name="TableCell388">
            <text:p text:style-name="P389">401 Unauthorized</text:p>
          </table:table-cell>
          <table:table-cell table:style-name="TableCell390">
            <text:p text:style-name="P391">Aucune carte n’a été trouvée</text:p>
          </table:table-cell>
        </table:table-row>
        <table:table-row table:style-name="TableRow392">
          <table:table-cell table:style-name="TableCell393">
            <text:p text:style-name="P394">429 Too Many Requests</text:p>
          </table:table-cell>
          <table:table-cell table:style-name="TableCell395">
            <text:p text:style-name="P396">Le booster ne peut pas encore être ouvert</text:p>
          </table:table-cell>
        </table:table-row>
        <text:soft-page-break/>
        <table:table-row table:style-name="TableRow397">
          <table:table-cell table:style-name="TableCell398">
            <text:p text:style-name="P399">500 Internal Error</text:p>
          </table:table-cell>
          <table:table-cell table:style-name="TableCell400">
            <text:p text:style-name="P401">Erreur du serveur</text:p>
          </table:table-cell>
        </table:table-row>
      </table:table>
      <text:p text:style-name="P402"/>
      <text:list text:style-name="LFO3" text:continue-numbering="true">
        <text:list-item>
          <text:p text:style-name="P403"><text:bookmark-start text:name="_Toc199670373"/>Enchère<text:bookmark-end text:name="_Toc199670373"/></text:p>
        </text:list-item>
      </text:list>
      <text:p text:style-name="P404">La ressource enchère permet aux utilisateurs de mettre en vente leurs cartes ainsi que participer à des enchères pour acquérir des nouvelles cartes<text:s/></text:p>
      <text:list text:style-name="LFO7" text:continue-numbering="true">
        <text:list-item>
          <text:p text:style-name="P405"><text:bookmark-start text:name="_Toc199670374"/>Opérations<text:bookmark-end text:name="_Toc199670374"/></text:p>
        </text:list-item>
      </text:list>
      <text:p text:style-name="Normal"><text:span text:style-name="T406">POST</text:span><text:span text:style-name="T407"><text:s/>/enchere<text:s/></text:span><text:span text:style-name="T408">Créer une nouvelle enchère</text:span><text:span text:style-name="T409"><text:s/></text:span></text:p>
      <text:p text:style-name="Sansinterligne"><text:s/>Réponse</text:p>
      <table:table table:style-name="Table410">
        <table:table-columns>
          <table:table-column table:style-name="TableColumn411"/>
          <table:table-column table:style-name="TableColumn412"/>
        </table:table-columns>
        <table:table-row table:style-name="TableRow413">
          <table:table-cell table:style-name="TableCell414">
            <text:p text:style-name="P415">Statut HTTP</text:p>
          </table:table-cell>
          <table:table-cell table:style-name="TableCell416">
            <text:p text:style-name="P417">Description</text:p>
          </table:table-cell>
        </table:table-row>
        <table:table-row table:style-name="TableRow418">
          <table:table-cell table:style-name="TableCell419">
            <text:p text:style-name="P420">200 OK</text:p>
          </table:table-cell>
          <table:table-cell table:style-name="TableCell421">
            <text:p text:style-name="P422">Enchères créées avec succès</text:p>
          </table:table-cell>
        </table:table-row>
        <table:table-row table:style-name="TableRow423">
          <table:table-cell table:style-name="TableCell424">
            <text:p text:style-name="P425">400 Bad Request</text:p>
          </table:table-cell>
          <table:table-cell table:style-name="TableCell426">
            <text:p text:style-name="P427">Carte non possédée ou invalide</text:p>
          </table:table-cell>
        </table:table-row>
        <table:table-row table:style-name="TableRow428">
          <table:table-cell table:style-name="TableCell429">
            <text:p text:style-name="P430">401 Unauthorized</text:p>
          </table:table-cell>
          <table:table-cell table:style-name="TableCell431">
            <text:p text:style-name="P432">Token invalide</text:p>
          </table:table-cell>
        </table:table-row>
        <table:table-row table:style-name="TableRow433">
          <table:table-cell table:style-name="TableCell434">
            <text:p text:style-name="P435">404 Not Found</text:p>
          </table:table-cell>
          <table:table-cell table:style-name="TableCell436">
            <text:p text:style-name="P437">Carte non trouvée</text:p>
          </table:table-cell>
        </table:table-row>
        <table:table-row table:style-name="TableRow438">
          <table:table-cell table:style-name="TableCell439">
            <text:p text:style-name="P440">500 Internal Error</text:p>
          </table:table-cell>
          <table:table-cell table:style-name="TableCell441">
            <text:p text:style-name="P442">Erreur du serveur</text:p>
          </table:table-cell>
        </table:table-row>
      </table:table>
      <text:p text:style-name="P443"/>
      <text:p text:style-name="Normal"><text:span text:style-name="T444">POST</text:span><text:span text:style-name="T445"><text:s/>/encherir<text:s/></text:span><text:span text:style-name="T446">Placer une enchère sur une carte</text:span><text:span text:style-name="T447"><text:s/></text:span></text:p>
      <text:p text:style-name="Sansinterligne">Réponse</text:p>
      <table:table table:style-name="Table448">
        <table:table-columns>
          <table:table-column table:style-name="TableColumn449"/>
          <table:table-column table:style-name="TableColumn450"/>
        </table:table-columns>
        <table:table-row table:style-name="TableRow451">
          <table:table-cell table:style-name="TableCell452">
            <text:p text:style-name="P453">Statut HTTP</text:p>
          </table:table-cell>
          <table:table-cell table:style-name="TableCell454">
            <text:p text:style-name="P455">Description</text:p>
          </table:table-cell>
        </table:table-row>
        <table:table-row table:style-name="TableRow456">
          <table:table-cell table:style-name="TableCell457">
            <text:p text:style-name="P458">200 OK</text:p>
          </table:table-cell>
          <table:table-cell table:style-name="TableCell459">
            <text:p text:style-name="P460">Enchères placées avec succès</text:p>
          </table:table-cell>
        </table:table-row>
        <table:table-row table:style-name="TableRow461">
          <table:table-cell table:style-name="TableCell462">
            <text:p text:style-name="P463">400 Bad Request</text:p>
          </table:table-cell>
          <table:table-cell table:style-name="TableCell464">
            <text:p text:style-name="P465">Montant trop faible</text:p>
          </table:table-cell>
        </table:table-row>
        <table:table-row table:style-name="TableRow466">
          <table:table-cell table:style-name="TableCell467">
            <text:p text:style-name="P468">402 Payment Required</text:p>
          </table:table-cell>
          <table:table-cell table:style-name="TableCell469">
            <text:p text:style-name="P470">Fonds insuffisants</text:p>
          </table:table-cell>
        </table:table-row>
        <table:table-row table:style-name="TableRow471">
          <table:table-cell table:style-name="TableCell472">
            <text:p text:style-name="P473">403 Forbidden</text:p>
          </table:table-cell>
          <table:table-cell table:style-name="TableCell474">
            <text:p text:style-name="P475">Enchère sur sa propre carte interdite</text:p>
          </table:table-cell>
        </table:table-row>
        <table:table-row table:style-name="TableRow476">
          <table:table-cell table:style-name="TableCell477">
            <text:p text:style-name="P478">404 Not Found</text:p>
          </table:table-cell>
          <table:table-cell table:style-name="TableCell479">
            <text:p text:style-name="P480">Enchère introuvable</text:p>
          </table:table-cell>
        </table:table-row>
        <table:table-row table:style-name="TableRow481">
          <table:table-cell table:style-name="TableCell482">
            <text:p text:style-name="P483">410 Gone</text:p>
          </table:table-cell>
          <table:table-cell table:style-name="TableCell484">
            <text:p text:style-name="P485">L’enchère est expirée</text:p>
          </table:table-cell>
        </table:table-row>
        <table:table-row table:style-name="TableRow486">
          <table:table-cell table:style-name="TableCell487">
            <text:p text:style-name="P488">500 Internal Error</text:p>
          </table:table-cell>
          <table:table-cell table:style-name="TableCell489">
            <text:p text:style-name="P490">Erreur du serveur</text:p>
          </table:table-cell>
        </table:table-row>
      </table:table>
      <text:p text:style-name="P491"/>
      <text:p text:style-name="Normal"><text:span text:style-name="T492">GET</text:span><text:span text:style-name="T493"><text:s/>/encheres<text:s/></text:span><text:span text:style-name="T494">Récupère la liste des enchères en cours</text:span><text:span text:style-name="T495"><text:s/></text:span></text:p>
      <table:table table:style-name="Table496">
        <table:table-columns>
          <table:table-column table:style-name="TableColumn497"/>
          <table:table-column table:style-name="TableColumn498"/>
        </table:table-columns>
        <table:table-row table:style-name="TableRow499">
          <table:table-cell table:style-name="TableCell500">
            <text:p text:style-name="P501">Statut HTTP</text:p>
          </table:table-cell>
          <table:table-cell table:style-name="TableCell502">
            <text:p text:style-name="P503">Description</text:p>
          </table:table-cell>
        </table:table-row>
        <table:table-row table:style-name="TableRow504">
          <table:table-cell table:style-name="TableCell505">
            <text:p text:style-name="P506">200 OK</text:p>
          </table:table-cell>
          <table:table-cell table:style-name="TableCell507">
            <text:p text:style-name="P508">Liste des enchères récupérées avec succès</text:p>
          </table:table-cell>
        </table:table-row>
        <table:table-row table:style-name="TableRow509">
          <table:table-cell table:style-name="TableCell510">
            <text:p text:style-name="P511">500 Internal Error</text:p>
          </table:table-cell>
          <table:table-cell table:style-name="TableCell512">
            <text:p text:style-name="P513">Erreur du serveur</text:p>
          </table:table-cell>
        </table:table-row>
      </table:table>
      <text:p text:style-name="P514"/>
      <text:p text:style-name="Normal"><text:span text:style-name="T515">POST</text:span><text:span text:style-name="T516"> /cloturer<text:s/></text:span><text:span text:style-name="T517">Clôture une enchère</text:span><text:span text:style-name="T518"><text:s/></text:span></text:p>
      <text:p text:style-name="P519"/>
      <table:table table:style-name="Table520">
        <table:table-columns>
          <table:table-column table:style-name="TableColumn521"/>
          <table:table-column table:style-name="TableColumn522"/>
        </table:table-columns>
        <table:table-row table:style-name="TableRow523">
          <table:table-cell table:style-name="TableCell524">
            <text:p text:style-name="P525">Statut HTTP</text:p>
          </table:table-cell>
          <table:table-cell table:style-name="TableCell526">
            <text:p text:style-name="P527">Description</text:p>
          </table:table-cell>
        </table:table-row>
        <table:table-row table:style-name="TableRow528">
          <table:table-cell table:style-name="TableCell529">
            <text:p text:style-name="P530">200 OK</text:p>
          </table:table-cell>
          <table:table-cell table:style-name="TableCell531">
            <text:p text:style-name="P532">Enchère clôturée, carte transférée ou rendue</text:p>
          </table:table-cell>
        </table:table-row>
        <table:table-row table:style-name="TableRow533">
          <table:table-cell table:style-name="TableCell534">
            <text:p text:style-name="P535">400 Bad Request</text:p>
          </table:table-cell>
          <table:table-cell table:style-name="TableCell536">
            <text:p text:style-name="P537">Enchère non terminée<text:s/></text:p>
          </table:table-cell>
        </table:table-row>
        <table:table-row table:style-name="TableRow538">
          <table:table-cell table:style-name="TableCell539">
            <text:p text:style-name="P540">403 Forbidden</text:p>
          </table:table-cell>
          <table:table-cell table:style-name="TableCell541">
            <text:p text:style-name="P542">Clôture non autorisée par cet utilisateur</text:p>
          </table:table-cell>
        </table:table-row>
        <table:table-row table:style-name="TableRow543">
          <table:table-cell table:style-name="TableCell544">
            <text:p text:style-name="P545">404 Not Found</text:p>
          </table:table-cell>
          <table:table-cell table:style-name="TableCell546">
            <text:p text:style-name="P547">Enchère ou utilisateur introuvable</text:p>
          </table:table-cell>
        </table:table-row>
        <table:table-row table:style-name="TableRow548">
          <table:table-cell table:style-name="TableCell549">
            <text:p text:style-name="P550">500 Internal Error</text:p>
          </table:table-cell>
          <table:table-cell table:style-name="TableCell551">
            <text:p text:style-name="P552">Erreur du serveur</text:p>
          </table:table-cell>
        </table:table-row>
      </table:table>
      <text:p text:style-name="P5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833C0B"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C4591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F4B08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833C0B"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C4591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F4B083"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Sansinterligne" style:display-name="Sans interligne" style:family="paragraph" style:next-style-name="Normal">
      <style:paragraph-properties fo:margin-bottom="0in" fo:line-height="100%"/>
      <style:text-properties style:font-name-asian="Times New Roman" style:letter-kerning="false" fo:font-size="14pt" style:font-size-asian="14pt" style:language-asian="fr" style:country-asian="FR" fo:hyphenate="false"/>
    </style:style>
    <style:style style:name="SansinterligneCar" style:display-name="Sans interligne Car" style:family="text" style:parent-style-name="Policepardéfaut">
      <style:text-properties style:font-name-asian="Times New Roman" style:letter-kerning="false" fo:font-size="14pt" style:font-size-asian="14pt" style:language-asian="fr" style:country-asian="FR"/>
    </style:style>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fo:font-size="16pt" style:font-size-asian="16pt" style:font-size-complex="16pt"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5">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7">
      <text:list-level-style-number text:level="1" style:num-suffix="." style:num-list-format-name="NLF0"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list-format-name="NLF0"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text-properties fo:font-size="20pt" style:font-size-asian="20pt" style:font-size-complex="20pt"/>
    </style:style>
    <style:style style:name="P3" style:parent-style-name="Pieddepage" style:family="paragraph">
      <style:paragraph-properties fo:text-align="end"/>
    </style:style>
    <style:style style:name="P4" style:parent-style-name="Pieddepage" style:family="paragraph">
      <style:paragraph-properties fo:text-align="end"/>
    </style:style>
  </office:automatic-styles>
  <office:master-styles>
    <style:master-page style:name="MPF0" style:page-layout-name="PL0">
      <style:header>
        <text:p text:style-name="P2">Documentation TCG API</text:p>
      </style:header>
      <style:footer>
        <text:p text:style-name="P3"><text:page-number text:fixed="false">2</text:page-number></text:p>
        <text:p text:style-name="Pieddepage">Bach Loris 01/06/2025</text:p>
      </style:footer>
      <style:footer-first>
        <text:p text:style-name="P4"/>
        <text:p text:style-name="Pieddepag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cumentation API TCG</dc:title>
    <dc:description/>
    <dc:subject/>
    <meta:initial-creator>BACH Loris</meta:initial-creator>
    <dc:creator>BACH Loris</dc:creator>
    <meta:creation-date>2025-06-01T07:23:00Z</meta:creation-date>
    <dc:date>2025-06-02T19:42:00Z</dc:date>
    <meta:template xlink:href="Normal" xlink:type="simple"/>
    <meta:editing-cycles>25</meta:editing-cycles>
    <meta:editing-duration>PT8640S</meta:editing-duration>
    <meta:document-statistic meta:page-count="6" meta:paragraph-count="11" meta:word-count="865" meta:character-count="5616" meta:row-count="39" meta:non-whitespace-character-count="4762"/>
  </office:meta>
</office:document-meta>
</file>